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4.251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60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PageStyle_5f_200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text-underline-style="none"/>
    </style:style>
    <style:style style:name="ce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6" table:number-columns-repeated="3" table:default-cell-style-name="Default"/>
        <table:table-column table:style-name="co7" table:number-columns-repeated="1008" table:default-cell-style-name="Default"/>
        <table:table-row table:style-name="ro1" table:number-rows-repeated="10">
          <table:table-cell table:number-columns-repeated="5"/>
          <table:table-cell table:style-name="ce1"/>
          <table:table-cell table:style-name="ce5" table:number-columns-repeated="7"/>
          <table:table-cell table:number-columns-repeated="1011"/>
        </table:table-row>
        <table:table-row table:style-name="ro2">
          <table:table-cell table:number-columns-repeated="5"/>
          <table:table-cell table:style-name="ce1" office:value-type="string" table:number-columns-spanned="8" table:number-rows-spanned="1">
            <text:p>INGRESOS BRUTOS DE GAS NATURAL<text:line-break/>GESTION 2003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1"/>
        </table:table-row>
        <table:table-row table:style-name="ro2">
          <table:table-cell table:number-columns-repeated="5"/>
          <table:table-cell table:style-name="Default"/>
          <table:table-cell table:style-name="ce5" table:number-columns-repeated="7"/>
          <table:table-cell table:number-columns-repeated="1011"/>
        </table:table-row>
        <table:table-row table:style-name="ro3">
          <table:table-cell table:number-columns-repeated="5"/>
          <table:table-cell table:style-name="Default" table:number-columns-repeated="8"/>
          <table:table-cell table:number-columns-repeated="1011"/>
        </table:table-row>
        <table:table-row table:style-name="ro4">
          <table:table-cell table:number-columns-repeated="5"/>
          <table:table-cell table:style-name="ce2" office:value-type="string" table:number-columns-spanned="1" table:number-rows-spanned="2">
            <text:p>ABREBIACION</text:p>
          </table:table-cell>
          <table:table-cell table:style-name="ce2" office:value-type="string" table:number-columns-spanned="1" table:number-rows-spanned="2">
            <text:p>DESTINO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BG COMGAS</text:p>
          </table:table-cell>
          <table:table-cell table:style-name="ce2" office:value-type="string">
            <text:p>CUIABA</text:p>
          </table:table-cell>
          <table:table-cell table:style-name="ce2" office:value-type="string">
            <text:p>GSA</text:p>
          </table:table-cell>
          <table:table-cell table:style-name="ce2" office:value-type="string">
            <text:p>MERCADO </text:p>
            <text:p>INTERNO</text:p>
          </table:table-cell>
          <table:table-cell table:style-name="ce8" office:value-type="string">
            <text:p>TOTAL</text:p>
          </table:table-cell>
          <table:table-cell table:number-columns-repeated="1011"/>
        </table:table-row>
        <table:table-row table:style-name="ro5">
          <table:table-cell table:number-columns-repeated="5"/>
          <table:covered-table-cell table:style-name="Default"/>
          <table:covered-table-cell table:style-name="ce2"/>
          <table:table-cell table:style-name="ce8" office:value-type="string" table:number-columns-spanned="6" table:number-rows-spanned="1">
            <text:p>(EN $US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12,00 <text:s text:c="3"/></text:p>
          </table:table-cell>
          <table:table-cell office:value-type="float" office:value="15">
            <text:p>15,00 <text:s text:c="3"/></text:p>
          </table:table-cell>
          <table:table-cell office:value-type="float" office:value="16">
            <text:p>16,00 <text:s text:c="3"/></text:p>
          </table:table-cell>
          <table:table-cell office:value-type="float" office:value="20">
            <text:p>20,00 <text:s text:c="3"/></text:p>
          </table:table-cell>
          <table:table-cell office:value-type="float" office:value="30">
            <text:p>30,00 <text:s text:c="3"/></text:p>
          </table:table-cell>
          <table:table-cell table:formula="of:=[.H16]+[.I16]+[.J16]+[.K16]+[.L16]" office:value-type="float" office:value="93">
            <text:p>93,00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H17]+[.I17]+[.J17]+[.K17]+[.L17]" office:value-type="float" office:value="17844017.91">
            <text:p>17.844.017,91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H18]+[.I18]+[.J18]+[.K18]+[.L18]" office:value-type="float" office:value="18497108.89">
            <text:p>18.497.108,89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H19]+[.I19]+[.J19]+[.K19]+[.L19]" office:value-type="float" office:value="20173123.93">
            <text:p>20.173.123,93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H20]+[.I20]+[.J20]+[.K20]+[.L20]" office:value-type="float" office:value="22288544.257">
            <text:p>22.288.544,26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H21]+[.I21]+[.J21]+[.K21]+[.L21]" office:value-type="float" office:value="23120104.009">
            <text:p>23.120.104,01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286.025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934338.6">
            <text:p>1.934.338,60 <text:s text:c="3"/></text:p>
          </table:table-cell>
          <table:table-cell office:value-type="float" office:value="15756657.8">
            <text:p>15.756.657,80 <text:s text:c="3"/></text:p>
          </table:table-cell>
          <table:table-cell office:value-type="float" office:value="4545164.804">
            <text:p>4.545.164,80 <text:s text:c="3"/></text:p>
          </table:table-cell>
          <table:table-cell table:formula="of:=+[.H22]+[.I22]+[.J22]+[.K22]+[.L22]" office:value-type="float" office:value="22522186.204">
            <text:p>22.522.186,20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255.861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114214.3">
            <text:p>1.114.214,30 <text:s text:c="3"/></text:p>
          </table:table-cell>
          <table:table-cell office:value-type="float" office:value="15557257.7">
            <text:p>15.557.257,70 <text:s text:c="3"/></text:p>
          </table:table-cell>
          <table:table-cell office:value-type="float" office:value="4477525.476">
            <text:p>4.477.525,48 <text:s text:c="3"/></text:p>
          </table:table-cell>
          <table:table-cell table:formula="of:=+[.H23]+[.I23]+[.J23]+[.K23]+[.L23]" office:value-type="float" office:value="21404858.476">
            <text:p>21.404.858,48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191.153,00 <text:s text:c="3"/></text:p>
          </table:table-cell>
          <table:table-cell office:value-type="float" office:value="729884.7">
            <text:p>729.884,70 <text:s text:c="3"/></text:p>
          </table:table-cell>
          <table:table-cell office:value-type="float" office:value="1927491.1">
            <text:p>1.927.491,10 <text:s text:c="3"/></text:p>
          </table:table-cell>
          <table:table-cell office:value-type="float" office:value="17985686.4">
            <text:p>17.985.686,40 <text:s text:c="3"/></text:p>
          </table:table-cell>
          <table:table-cell office:value-type="float" office:value="4422574.108">
            <text:p>4.422.574,11 <text:s text:c="3"/></text:p>
          </table:table-cell>
          <table:table-cell table:formula="of:=+[.H24]+[.I24]+[.J24]+[.K24]+[.L24]" office:value-type="float" office:value="25256789.308">
            <text:p>25.256.789,31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136.804,00 <text:s text:c="3"/></text:p>
          </table:table-cell>
          <table:table-cell office:value-type="float" office:value="394162.1">
            <text:p>394.162,10 <text:s text:c="3"/></text:p>
          </table:table-cell>
          <table:table-cell office:value-type="float" office:value="2480697.6">
            <text:p>2.480.697,60 <text:s text:c="3"/></text:p>
          </table:table-cell>
          <table:table-cell office:value-type="float" office:value="18821569.4">
            <text:p>18.821.569,40 <text:s text:c="3"/></text:p>
          </table:table-cell>
          <table:table-cell office:value-type="float" office:value="4608171.831">
            <text:p>4.608.171,83 <text:s text:c="3"/></text:p>
          </table:table-cell>
          <table:table-cell table:formula="of:=+[.H25]+[.I25]+[.J25]+[.K25]+[.L25]" office:value-type="float" office:value="26441404.931">
            <text:p>26.441.404,93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4"/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H26]+[.I26]+[.J26]+[.K26]+[.L26]" office:value-type="float" office:value="23120104.009">
            <text:p>23.120.104,01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H27]+[.I27]+[.J27]+[.K27]+[.L27]" office:value-type="float" office:value="18497108.89">
            <text:p>18.497.108,89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H28]+[.I28]+[.J28]+[.K28]+[.L28]" office:value-type="float" office:value="20173123.93">
            <text:p>20.173.123,93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H29]+[.I29]+[.J29]+[.K29]+[.L29]" office:value-type="float" office:value="22288544.257">
            <text:p>22.288.544,26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358.871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H30]+[.I30]+[.J30]+[.K30]+[.L30]" office:value-type="float" office:value="18497105.89">
            <text:p>18.497.105,89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366.11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H31]+[.I31]+[.J31]+[.K31]+[.L31]" office:value-type="float" office:value="20173053.93">
            <text:p>20.173.053,93 <text:s text:c="3"/>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343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H32]+[.I32]+[.J32]+[.K32]+[.L32]" office:value-type="float" office:value="22285544.257">
            <text:p>22.285.544,26 <text:s text:c="3"/>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7" office:value-type="string">
            <text:p>TOTAL</text:p>
          </table:table-cell>
          <table:table-cell table:style-name="ce10" table:formula="of:=SUM([.H16:.H29])" office:value-type="float" office:value="4008789">
            <text:p>4.008.789,00 <text:s text:c="3"/></text:p>
          </table:table-cell>
          <table:table-cell table:style-name="ce10" table:formula="of:=SUM([.I16:.I29])" office:value-type="float" office:value="1661675.3">
            <text:p>1.661.675,30 <text:s text:c="3"/></text:p>
          </table:table-cell>
          <table:table-cell table:style-name="ce10" table:formula="of:=SUM([.J16:.J29])" office:value-type="float" office:value="15807877">
            <text:p>15.807.877,00 <text:s text:c="3"/></text:p>
          </table:table-cell>
          <table:table-cell table:style-name="ce10" table:formula="of:=SUM([.K16:.K29])" office:value-type="float" office:value="206894935.3">
            <text:p>206.894.935,30 <text:s text:c="3"/></text:p>
          </table:table-cell>
          <table:table-cell table:style-name="ce10" table:formula="of:=AVERAGE([.L16:.L29])" office:value-type="float" office:value="3803845.38578571">
            <text:p>3.803.845,39 <text:s text:c="3"/></text:p>
          </table:table-cell>
          <table:table-cell table:style-name="ce10" table:formula="of:=[.H33]+[.I33]+[.J33]+[.K33]+[.L33]" office:value-type="float" office:value="232177121.985786">
            <text:p>232.177.121,99 <text:s text:c="3"/></text:p>
          </table:table-cell>
          <table:table-cell table:number-columns-repeated="1011"/>
        </table:table-row>
      </table:table>
      <table:table table:name="hoja2" table:style-name="ta2" table:print="false">
        <table:table-column table:style-name="co8" table:default-cell-style-name="Default"/>
        <table:table-column table:style-name="co9" table:default-cell-style-name="ce3"/>
        <table:table-column table:style-name="co10" table:default-cell-style-name="ce6"/>
        <table:table-column table:style-name="co10" table:number-columns-repeated="6" table:default-cell-style-name="ce9"/>
        <table:table-row table:style-name="ro6">
          <table:table-cell/>
          <table:table-cell table:style-name="ce1" office:value-type="string" table:number-columns-spanned="8" table:number-rows-spanned="1">
            <text:p>INGRESOS BRUTOS DE GAS NATURAL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6">
          <table:table-cell/>
          <table:table-cell table:style-name="Default"/>
          <table:table-cell table:style-name="ce5" table:number-columns-repeated="7"/>
        </table:table-row>
        <table:table-row table:style-name="ro3">
          <table:table-cell/>
          <table:table-cell table:style-name="Default" table:number-columns-repeated="8"/>
        </table:table-row>
        <table:table-row table:style-name="ro7">
          <table:table-cell/>
          <table:table-cell table:style-name="ce2" office:value-type="string" table:number-columns-spanned="1" table:number-rows-spanned="2">
            <text:p>ABREBIACION</text:p>
          </table:table-cell>
          <table:table-cell table:style-name="ce2" office:value-type="string" table:number-columns-spanned="1" table:number-rows-spanned="2">
            <text:p>DESTINO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BG COMGAS</text:p>
          </table:table-cell>
          <table:table-cell table:style-name="ce2" office:value-type="string">
            <text:p>CUIABA</text:p>
          </table:table-cell>
          <table:table-cell table:style-name="ce2" office:value-type="string">
            <text:p>GSA</text:p>
          </table:table-cell>
          <table:table-cell table:style-name="ce2" office:value-type="string">
            <text:p>MERCADO </text:p>
            <text:p>INTERNO</text:p>
          </table:table-cell>
          <table:table-cell table:style-name="ce8" office:value-type="string">
            <text:p>TOTAL</text:p>
          </table:table-cell>
        </table:table-row>
        <table:table-row table:style-name="ro3">
          <table:table-cell/>
          <table:covered-table-cell table:style-name="Default"/>
          <table:covered-table-cell table:style-name="ce2"/>
          <table:table-cell table:style-name="ce8" office:value-type="string" table:number-columns-spanned="6" table:number-rows-spanned="1">
            <text:p>(EN $US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3">
          <table:table-cell/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12,00 <text:s text:c="3"/></text:p>
          </table:table-cell>
          <table:table-cell office:value-type="float" office:value="15">
            <text:p>15,00 <text:s text:c="3"/></text:p>
          </table:table-cell>
          <table:table-cell office:value-type="float" office:value="16">
            <text:p>16,00 <text:s text:c="3"/></text:p>
          </table:table-cell>
          <table:table-cell office:value-type="float" office:value="20">
            <text:p>20,00 <text:s text:c="3"/></text:p>
          </table:table-cell>
          <table:table-cell office:value-type="float" office:value="30">
            <text:p>30,00 <text:s text:c="3"/></text:p>
          </table:table-cell>
          <table:table-cell table:formula="of:=[.D6]+[.E6]+[.F6]+[.G6]+[.H6]" office:value-type="float" office:value="93">
            <text:p>93,00 <text:s text:c="3"/></text:p>
          </table:table-cell>
        </table:table-row>
        <table:table-row table:style-name="ro3">
          <table:table-cell/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D7]+[.E7]+[.F7]+[.G7]+[.H7]" office:value-type="float" office:value="17844017.91">
            <text:p>17.844.017,91 <text:s text:c="3"/></text:p>
          </table:table-cell>
        </table:table-row>
        <table:table-row table:style-name="ro3">
          <table:table-cell/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8]+[.E8]+[.F8]+[.G8]+[.H8]" office:value-type="float" office:value="18497108.89">
            <text:p>18.497.108,89 <text:s text:c="3"/></text:p>
          </table:table-cell>
        </table:table-row>
        <table:table-row table:style-name="ro3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9]+[.E9]+[.F9]+[.G9]+[.H9]" office:value-type="float" office:value="20173123.93">
            <text:p>20.173.123,93 <text:s text:c="3"/></text:p>
          </table:table-cell>
        </table:table-row>
        <table:table-row table:style-name="ro3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10]+[.E10]+[.F10]+[.G10]+[.H10]" office:value-type="float" office:value="22288544.257">
            <text:p>22.288.544,26 <text:s text:c="3"/></text:p>
          </table:table-cell>
        </table:table-row>
        <table:table-row table:style-name="ro3">
          <table:table-cell/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D11]+[.E11]+[.F11]+[.G11]+[.H11]" office:value-type="float" office:value="23120104.009">
            <text:p>23.120.104,01 <text:s text:c="3"/></text:p>
          </table:table-cell>
        </table:table-row>
        <table:table-row table:style-name="ro3">
          <table:table-cell/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286.025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934338.6">
            <text:p>1.934.338,60 <text:s text:c="3"/></text:p>
          </table:table-cell>
          <table:table-cell office:value-type="float" office:value="15756657.8">
            <text:p>15.756.657,80 <text:s text:c="3"/></text:p>
          </table:table-cell>
          <table:table-cell office:value-type="float" office:value="4545164.804">
            <text:p>4.545.164,80 <text:s text:c="3"/></text:p>
          </table:table-cell>
          <table:table-cell table:formula="of:=+[.D12]+[.E12]+[.F12]+[.G12]+[.H12]" office:value-type="float" office:value="22522186.204">
            <text:p>22.522.186,20 <text:s text:c="3"/></text:p>
          </table:table-cell>
        </table:table-row>
        <table:table-row table:style-name="ro3">
          <table:table-cell/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255.861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114214.3">
            <text:p>1.114.214,30 <text:s text:c="3"/></text:p>
          </table:table-cell>
          <table:table-cell office:value-type="float" office:value="15557257.7">
            <text:p>15.557.257,70 <text:s text:c="3"/></text:p>
          </table:table-cell>
          <table:table-cell office:value-type="float" office:value="4477525.476">
            <text:p>4.477.525,48 <text:s text:c="3"/></text:p>
          </table:table-cell>
          <table:table-cell table:formula="of:=+[.D13]+[.E13]+[.F13]+[.G13]+[.H13]" office:value-type="float" office:value="21404858.476">
            <text:p>21.404.858,48 <text:s text:c="3"/></text:p>
          </table:table-cell>
        </table:table-row>
        <table:table-row table:style-name="ro3">
          <table:table-cell/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191.153,00 <text:s text:c="3"/></text:p>
          </table:table-cell>
          <table:table-cell office:value-type="float" office:value="729884.7">
            <text:p>729.884,70 <text:s text:c="3"/></text:p>
          </table:table-cell>
          <table:table-cell office:value-type="float" office:value="1927491.1">
            <text:p>1.927.491,10 <text:s text:c="3"/></text:p>
          </table:table-cell>
          <table:table-cell office:value-type="float" office:value="17985686.4">
            <text:p>17.985.686,40 <text:s text:c="3"/></text:p>
          </table:table-cell>
          <table:table-cell office:value-type="float" office:value="4422574.108">
            <text:p>4.422.574,11 <text:s text:c="3"/></text:p>
          </table:table-cell>
          <table:table-cell table:formula="of:=+[.D14]+[.E14]+[.F14]+[.G14]+[.H14]" office:value-type="float" office:value="25256789.308">
            <text:p>25.256.789,31 <text:s text:c="3"/></text:p>
          </table:table-cell>
        </table:table-row>
        <table:table-row table:style-name="ro3">
          <table:table-cell/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136.804,00 <text:s text:c="3"/></text:p>
          </table:table-cell>
          <table:table-cell office:value-type="float" office:value="394162.1">
            <text:p>394.162,10 <text:s text:c="3"/></text:p>
          </table:table-cell>
          <table:table-cell office:value-type="float" office:value="2480697.6">
            <text:p>2.480.697,60 <text:s text:c="3"/></text:p>
          </table:table-cell>
          <table:table-cell office:value-type="float" office:value="18821569.4">
            <text:p>18.821.569,40 <text:s text:c="3"/></text:p>
          </table:table-cell>
          <table:table-cell office:value-type="float" office:value="4608171.831">
            <text:p>4.608.171,83 <text:s text:c="3"/></text:p>
          </table:table-cell>
          <table:table-cell table:formula="of:=+[.D15]+[.E15]+[.F15]+[.G15]+[.H15]" office:value-type="float" office:value="26441404.931">
            <text:p>26.441.404,93 <text:s text:c="3"/></text:p>
          </table:table-cell>
        </table:table-row>
        <table:table-row table:style-name="ro3">
          <table:table-cell table:number-columns-repeated="2"/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D16]+[.E16]+[.F16]+[.G16]+[.H16]" office:value-type="float" office:value="17844017.91">
            <text:p>17.844.017,91 <text:s text:c="3"/></text:p>
          </table:table-cell>
        </table:table-row>
        <table:table-row table:style-name="ro3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17]+[.E17]+[.F17]+[.G17]+[.H17]" office:value-type="float" office:value="18497108.89">
            <text:p>18.497.108,89 <text:s text:c="3"/></text:p>
          </table:table-cell>
        </table:table-row>
        <table:table-row table:style-name="ro3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18]+[.E18]+[.F18]+[.G18]+[.H18]" office:value-type="float" office:value="20173123.93">
            <text:p>20.173.123,93 <text:s text:c="3"/></text:p>
          </table:table-cell>
        </table:table-row>
        <table:table-row table:style-name="ro3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19]+[.E19]+[.F19]+[.G19]+[.H19]" office:value-type="float" office:value="22288544.257">
            <text:p>22.288.544,26 <text:s text:c="3"/></text:p>
          </table:table-cell>
        </table:table-row>
        <table:table-row table:style-name="ro3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358.871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20]+[.E20]+[.F20]+[.G20]+[.H20]" office:value-type="float" office:value="18497105.89">
            <text:p>18.497.105,89 <text:s text:c="3"/></text:p>
          </table:table-cell>
        </table:table-row>
        <table:table-row table:style-name="ro3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366.11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21]+[.E21]+[.F21]+[.G21]+[.H21]" office:value-type="float" office:value="20173053.93">
            <text:p>20.173.053,93 <text:s text:c="3"/></text:p>
          </table:table-cell>
        </table:table-row>
        <table:table-row table:style-name="ro3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343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22]+[.E22]+[.F22]+[.G22]+[.H22]" office:value-type="float" office:value="22285544.257">
            <text:p>22.285.544,26 <text:s text:c="3"/></text:p>
          </table:table-cell>
        </table:table-row>
        <table:table-row table:style-name="ro3">
          <table:table-cell table:number-columns-repeated="2"/>
          <table:table-cell table:style-name="ce7" office:value-type="string">
            <text:p>TOTAL</text:p>
          </table:table-cell>
          <table:table-cell table:style-name="ce10" table:formula="of:=SUM([.D6:.D19])" office:value-type="float" office:value="4069721">
            <text:p>4.069.721,00 <text:s text:c="3"/></text:p>
          </table:table-cell>
          <table:table-cell table:style-name="ce10" table:formula="of:=SUM([.E6:.E19])" office:value-type="float" office:value="1840147">
            <text:p>1.840.147,00 <text:s text:c="3"/></text:p>
          </table:table-cell>
          <table:table-cell table:style-name="ce10" table:formula="of:=SUM([.F6:.F19])" office:value-type="float" office:value="13762791.4">
            <text:p>13.762.791,40 <text:s text:c="3"/></text:p>
          </table:table-cell>
          <table:table-cell table:style-name="ce10" table:formula="of:=SUM([.G6:.G19])" office:value-type="float" office:value="204975776">
            <text:p>204.975.776,00 <text:s text:c="3"/></text:p>
          </table:table-cell>
          <table:table-cell table:style-name="ce10" table:formula="of:=AVERAGE([.H6:.H19])" office:value-type="float" office:value="3693042.17871429">
            <text:p>3.693.042,18 <text:s text:c="3"/></text:p>
          </table:table-cell>
          <table:table-cell table:style-name="ce10" table:formula="of:=[.D23]+[.E23]+[.F23]+[.G23]+[.H23]" office:value-type="float" office:value="228341477.578714">
            <text:p>228.341.477,58 <text:s text:c="3"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8P0" style:volatile="true">
      <number:number number:decimal-places="2" number:min-integer-digits="1" number:grouping="true"/>
      <number:text>    </number:text>
    </number:number-style>
    <number:number-style style:name="N108P1" style:volatile="true">
      <number:text>-</number:text>
      <number:number number:decimal-places="2" number:min-integer-digits="1" number:grouping="true"/>
      <number:text>    </number:text>
    </number:number-style>
    <number:number-style style:name="N108P2" style:volatile="true">
      <number:text> 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">
      <number:scientific-number number:decimal-places="1" number:min-integer-digits="3" number:min-exponent-digits="1"/>
    </number:number-style>
    <number:number-style style:name="N118P0" style:volatile="true">
      <number:number number:decimal-places="4" number:min-integer-digits="1" number:grouping="true"/>
      <number:text>    </number:text>
    </number:number-style>
    <number:number-style style:name="N118P1" style:volatile="true">
      <number:text>-</number:text>
      <number:number number:decimal-places="4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8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9-02-2010</text:date>, <text:time>12:4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5:23:43</meta:creation-date>
    <dc:creator>Boris Barroso</dc:creator>
    <dc:date>2010-02-09T12:44:23</dc:date>
    <meta:editing-cycles>6</meta:editing-cycles>
    <meta:editing-duration>PT00H34M08S</meta:editing-duration>
    <meta:generator>OpenOffice.org/3.1$Linux OpenOffice.org_project/310m19$Build-9420</meta:generator>
    <meta:document-statistic meta:table-count="2" meta:cell-count="304" meta:object-count="0"/>
  </office:meta>
</office:document-meta>
</file>